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Heading_20_1">
      <style:text-properties fo:language="en" fo:country="GB" officeooo:paragraph-rsid="000652de"/>
    </style:style>
    <style:style style:name="P2" style:family="paragraph" style:parent-style-name="Heading_20_1">
      <style:text-properties fo:language="en" fo:country="GB" officeooo:paragraph-rsid="0053d7e1"/>
    </style:style>
    <style:style style:name="P3" style:family="paragraph" style:parent-style-name="Heading_20_1">
      <style:paragraph-properties fo:line-height="200%"/>
      <style:text-properties fo:language="en" fo:country="GB" officeooo:rsid="0053d7e1" officeooo:paragraph-rsid="0053d7e1"/>
    </style:style>
    <style:style style:name="P4" style:family="paragraph" style:parent-style-name="Heading_20_1">
      <style:paragraph-properties fo:margin-left="0cm" fo:margin-right="0cm" fo:line-height="150%" fo:text-align="justify" style:justify-single-word="false" fo:text-indent="0cm" style:auto-text-indent="false"/>
      <style:text-properties style:text-position="0% 100%" style:font-name="Liberation Serif" fo:language="en" fo:country="GB" officeooo:rsid="0043efcc" officeooo:paragraph-rsid="00563313"/>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paragraph-rsid="00563313"/>
    </style:style>
    <style:style style:name="P6" style:family="paragraph" style:parent-style-name="Standard">
      <style:paragraph-properties fo:margin-left="0cm" fo:margin-right="0cm" fo:line-height="150%" fo:text-align="justify" style:justify-single-word="false" fo:text-indent="0cm" style:auto-text-indent="false"/>
      <style:text-properties style:text-position="0% 100%" fo:language="en" fo:country="GB" officeooo:rsid="0043efcc" officeooo:paragraph-rsid="00563313"/>
    </style:style>
    <style:style style:name="P7" style:family="paragraph" style:parent-style-name="Heading_20_2">
      <style:text-properties fo:language="en" fo:country="GB" officeooo:paragraph-rsid="000652de"/>
    </style:style>
    <style:style style:name="P8" style:family="paragraph" style:parent-style-name="Heading_20_2">
      <style:paragraph-properties fo:line-height="200%"/>
      <style:text-properties fo:language="en" fo:country="GB" officeooo:paragraph-rsid="000652de" style:font-name-complex="Times New Roman" style:font-size-complex="14pt"/>
    </style:style>
    <style:style style:name="P9" style:family="paragraph" style:parent-style-name="Heading_20_2">
      <style:paragraph-properties fo:line-height="200%"/>
      <style:text-properties fo:language="en" fo:country="GB" officeooo:paragraph-rsid="000652de"/>
    </style:style>
    <style:style style:name="P10" style:family="paragraph" style:parent-style-name="Heading_20_2">
      <style:paragraph-properties fo:line-height="200%"/>
      <style:text-properties fo:language="en" fo:country="GB" officeooo:rsid="00654ebc" officeooo:paragraph-rsid="00654ebc"/>
    </style:style>
    <style:style style:name="P11" style:family="paragraph" style:parent-style-name="Heading_20_2">
      <style:paragraph-properties fo:line-height="200%"/>
      <style:text-properties officeooo:paragraph-rsid="000652de"/>
    </style:style>
    <style:style style:name="P12" style:family="paragraph" style:parent-style-name="Standard">
      <style:paragraph-properties fo:line-height="150%" fo:text-align="justify" style:justify-single-word="false"/>
      <style:text-properties style:text-position="0% 100%" fo:language="en" fo:country="GB" style:text-underline-style="none" fo:font-weight="normal" officeooo:rsid="006d80b9" officeooo:paragraph-rsid="00713ef5" style:font-weight-asian="normal" style:font-weight-complex="normal"/>
    </style:style>
    <style:style style:name="P13" style:family="paragraph" style:parent-style-name="Standard">
      <style:paragraph-properties fo:line-height="150%" fo:text-align="justify" style:justify-single-word="false"/>
      <style:text-properties style:text-position="0% 100%" fo:language="en" fo:country="GB" style:text-underline-style="none" fo:font-weight="normal" officeooo:rsid="00713ef5" officeooo:paragraph-rsid="00713ef5" style:font-weight-asian="normal" style:font-weight-complex="normal"/>
    </style:style>
    <style:style style:name="P14" style:family="paragraph" style:parent-style-name="Standard">
      <style:paragraph-properties fo:line-height="150%" fo:text-align="justify" style:justify-single-word="false"/>
      <style:text-properties style:text-position="0% 100%" fo:language="en" fo:country="GB" style:text-underline-style="none" fo:font-weight="normal" officeooo:rsid="0073a0a8" officeooo:paragraph-rsid="0073b43d" style:font-weight-asian="normal" style:font-weight-complex="normal"/>
    </style:style>
    <style:style style:name="P15" style:family="paragraph" style:parent-style-name="Standard">
      <style:paragraph-properties fo:line-height="150%" fo:text-align="justify" style:justify-single-word="false"/>
      <style:text-properties style:text-position="0% 100%" fo:language="en" fo:country="GB" style:text-underline-style="none" fo:font-weight="normal" officeooo:rsid="006c1942" officeooo:paragraph-rsid="006c1942" style:font-weight-asian="normal" style:font-weight-complex="normal"/>
    </style:style>
    <style:style style:name="P16" style:family="paragraph" style:parent-style-name="Standard">
      <style:paragraph-properties fo:line-height="150%" fo:text-align="justify" style:justify-single-word="false"/>
      <style:text-properties style:text-position="0% 100%" fo:language="en" fo:country="GB" style:text-underline-style="none" fo:font-weight="normal" officeooo:rsid="006c1942" officeooo:paragraph-rsid="006d80b9" style:font-weight-asian="normal" style:font-weight-complex="normal"/>
    </style:style>
    <style:style style:name="P17" style:family="paragraph" style:parent-style-name="Standard">
      <style:paragraph-properties fo:line-height="150%" fo:text-align="justify" style:justify-single-word="false"/>
      <style:text-properties style:text-position="0% 100%" fo:language="en" fo:country="GB" style:text-underline-style="none" fo:font-weight="normal" officeooo:rsid="007dfbed" officeooo:paragraph-rsid="00841307" style:font-weight-asian="normal" style:font-weight-complex="normal"/>
    </style:style>
    <style:style style:name="P18" style:family="paragraph" style:parent-style-name="Standard">
      <style:paragraph-properties fo:line-height="150%" fo:text-align="justify" style:justify-single-word="false"/>
      <style:text-properties style:text-position="0% 100%" fo:language="en" fo:country="GB" style:text-underline-style="none" fo:font-weight="normal" officeooo:rsid="0081984b" officeooo:paragraph-rsid="0081984b" style:font-weight-asian="normal" style:font-weight-complex="normal"/>
    </style:style>
    <style:style style:name="P19" style:family="paragraph" style:parent-style-name="Standard">
      <style:paragraph-properties fo:line-height="150%" fo:text-align="justify" style:justify-single-word="false"/>
      <style:text-properties style:text-position="0% 100%" fo:language="en" fo:country="GB" style:text-underline-style="none" fo:font-weight="bold" officeooo:rsid="006c1942" officeooo:paragraph-rsid="006c1942" style:font-weight-asian="bold" style:font-weight-complex="bold"/>
    </style:style>
    <style:style style:name="P20" style:family="paragraph" style:parent-style-name="Standard">
      <style:paragraph-properties fo:line-height="150%" fo:text-align="justify" style:justify-single-word="false"/>
      <style:text-properties style:text-position="0% 100%" fo:language="en" fo:country="GB" fo:font-weight="bold" officeooo:rsid="0048e1b7" officeooo:paragraph-rsid="00563313" style:font-weight-asian="bold" style:font-weight-complex="bold"/>
    </style:style>
    <style:style style:name="P21" style:family="paragraph" style:parent-style-name="Standard">
      <style:paragraph-properties fo:line-height="150%" fo:text-align="justify" style:justify-single-word="false"/>
      <style:text-properties style:text-position="0% 100%" fo:language="en" fo:country="GB" fo:font-weight="bold" officeooo:rsid="0075e13b" officeooo:paragraph-rsid="00563313" style:font-weight-asian="bold" style:font-weight-complex="bold"/>
    </style:style>
    <style:style style:name="P22" style:family="paragraph" style:parent-style-name="Standard">
      <style:paragraph-properties fo:line-height="150%" fo:text-align="justify" style:justify-single-word="false"/>
      <style:text-properties style:text-position="0% 100%" fo:language="en" fo:country="GB" fo:font-weight="bold" officeooo:rsid="003ac9f9" officeooo:paragraph-rsid="00563313" style:font-weight-asian="bold" style:font-weight-complex="bold"/>
    </style:style>
    <style:style style:name="P23" style:family="paragraph" style:parent-style-name="Standard">
      <style:paragraph-properties fo:line-height="150%" fo:text-align="justify" style:justify-single-word="false"/>
      <style:text-properties style:text-position="0% 100%" fo:language="en" fo:country="GB" fo:font-weight="bold" officeooo:rsid="007f02b6" officeooo:paragraph-rsid="00563313" style:font-weight-asian="bold" style:font-weight-complex="bold"/>
    </style:style>
    <style:style style:name="P24" style:family="paragraph" style:parent-style-name="Standard">
      <style:paragraph-properties fo:line-height="150%" fo:text-align="justify" style:justify-single-word="false"/>
      <style:text-properties style:text-position="0% 100%" fo:language="en" fo:country="GB" fo:font-weight="bold" officeooo:rsid="0043b778" officeooo:paragraph-rsid="00563313" style:font-weight-asian="bold" style:font-weight-complex="bold"/>
    </style:style>
    <style:style style:name="P25" style:family="paragraph" style:parent-style-name="Standard">
      <style:paragraph-properties fo:line-height="150%" fo:text-align="justify" style:justify-single-word="false"/>
      <style:text-properties style:text-position="0% 100%" fo:language="en" fo:country="GB" officeooo:rsid="007693a3" officeooo:paragraph-rsid="00563313"/>
    </style:style>
    <style:style style:name="P26" style:family="paragraph" style:parent-style-name="Standard">
      <style:paragraph-properties fo:line-height="150%" fo:text-align="justify" style:justify-single-word="false"/>
      <style:text-properties style:text-position="0% 100%" fo:language="en" fo:country="GB" officeooo:rsid="003ac9f9" officeooo:paragraph-rsid="00563313"/>
    </style:style>
    <style:style style:name="P27" style:family="paragraph" style:parent-style-name="Standard">
      <style:paragraph-properties fo:line-height="150%" fo:text-align="justify" style:justify-single-word="false"/>
      <style:text-properties style:text-position="0% 100%" fo:language="en" fo:country="GB" fo:font-weight="normal" officeooo:rsid="00400c05" officeooo:paragraph-rsid="00563313" style:font-weight-asian="normal" style:font-weight-complex="normal"/>
    </style:style>
    <style:style style:name="P28" style:family="paragraph" style:parent-style-name="Standard">
      <style:paragraph-properties fo:line-height="150%" fo:text-align="justify" style:justify-single-word="false"/>
      <style:text-properties style:text-position="0% 100%" fo:language="en" fo:country="GB" fo:font-weight="normal" officeooo:rsid="00436720" officeooo:paragraph-rsid="00563313" style:font-weight-asian="normal" style:font-weight-complex="normal"/>
    </style:style>
    <style:style style:name="P29" style:family="paragraph" style:parent-style-name="Standard">
      <style:paragraph-properties fo:line-height="150%" fo:text-align="justify" style:justify-single-word="false"/>
    </style:style>
    <style:style style:name="P30" style:family="paragraph" style:parent-style-name="Standard">
      <style:paragraph-properties fo:line-height="150%" fo:text-align="justify" style:justify-single-word="false"/>
      <style:text-properties officeooo:paragraph-rsid="00563313"/>
    </style:style>
    <style:style style:name="P31" style:family="paragraph" style:parent-style-name="Standard">
      <style:paragraph-properties fo:line-height="150%" fo:text-align="justify" style:justify-single-word="false"/>
      <style:text-properties style:font-name-asian="Times New Roman" style:font-size-complex="14pt"/>
    </style:style>
    <style:style style:name="P32" style:family="paragraph" style:parent-style-name="Standard">
      <style:text-properties fo:language="en" fo:country="GB" officeooo:paragraph-rsid="000652de"/>
    </style:style>
    <style:style style:name="P33" style:family="paragraph" style:parent-style-name="Standard">
      <style:paragraph-properties fo:line-height="200%"/>
      <style:text-properties fo:language="en" fo:country="GB" officeooo:rsid="000f3b32" officeooo:paragraph-rsid="000f3b32" style:font-name-complex="Times New Roman" style:font-size-complex="14pt"/>
    </style:style>
    <style:style style:name="P34" style:family="paragraph" style:parent-style-name="Standard">
      <style:paragraph-properties fo:line-height="200%"/>
      <style:text-properties fo:language="en" fo:country="GB" officeooo:rsid="001844ac" officeooo:paragraph-rsid="001844ac" style:font-name-complex="Times New Roman" style:font-size-complex="14pt"/>
    </style:style>
    <style:style style:name="P35" style:family="paragraph" style:parent-style-name="Standard">
      <style:paragraph-properties fo:line-height="200%"/>
      <style:text-properties fo:language="en" fo:country="GB" officeooo:paragraph-rsid="0027a3c9" style:font-name-complex="Times New Roman" style:font-size-complex="14pt"/>
    </style:style>
    <style:style style:name="P36" style:family="paragraph" style:parent-style-name="Standard">
      <style:paragraph-properties fo:line-height="200%"/>
      <style:text-properties fo:language="en" fo:country="GB" officeooo:paragraph-rsid="002b15d4" style:font-name-complex="Times New Roman" style:font-size-complex="14pt"/>
    </style:style>
    <style:style style:name="P37" style:family="paragraph" style:parent-style-name="Standard">
      <style:paragraph-properties fo:line-height="200%"/>
      <style:text-properties fo:language="en" fo:country="GB" officeooo:paragraph-rsid="000652de" style:font-name-complex="Times New Roman" style:font-size-complex="14pt"/>
    </style:style>
    <style:style style:name="P38" style:family="paragraph" style:parent-style-name="Standard">
      <style:paragraph-properties fo:line-height="200%"/>
      <style:text-properties fo:language="en" fo:country="GB" officeooo:rsid="0041e919" officeooo:paragraph-rsid="004267b0" style:font-name-complex="Times New Roman" style:font-size-complex="14pt"/>
    </style:style>
    <style:style style:name="P39" style:family="paragraph" style:parent-style-name="Standard">
      <style:paragraph-properties fo:line-height="200%"/>
      <style:text-properties fo:language="en" fo:country="GB" officeooo:rsid="0046b6bd" officeooo:paragraph-rsid="0046b6bd" style:font-name-complex="Times New Roman" style:font-size-complex="14pt"/>
    </style:style>
    <style:style style:name="P40" style:family="paragraph" style:parent-style-name="Standard">
      <style:paragraph-properties fo:line-height="200%"/>
      <style:text-properties fo:language="en" fo:country="GB" officeooo:paragraph-rsid="000652de"/>
    </style:style>
    <style:style style:name="P41" style:family="paragraph" style:parent-style-name="Standard">
      <style:paragraph-properties fo:line-height="200%"/>
      <style:text-properties fo:language="en" fo:country="GB" officeooo:paragraph-rsid="0062fe73"/>
    </style:style>
    <style:style style:name="P42" style:family="paragraph" style:parent-style-name="Standard">
      <style:paragraph-properties fo:line-height="200%"/>
      <style:text-properties fo:language="en" fo:country="GB" officeooo:paragraph-rsid="006a1b83"/>
    </style:style>
    <style:style style:name="P43" style:family="paragraph" style:parent-style-name="Standard">
      <style:paragraph-properties fo:line-height="200%"/>
      <style:text-properties fo:language="en" fo:country="GB" officeooo:rsid="00646a23" officeooo:paragraph-rsid="00646a23"/>
    </style:style>
    <style:style style:name="P44" style:family="paragraph" style:parent-style-name="Standard">
      <style:paragraph-properties fo:line-height="200%"/>
      <style:text-properties fo:language="en" fo:country="GB" officeooo:rsid="00654ebc" officeooo:paragraph-rsid="00654ebc"/>
    </style:style>
    <style:style style:name="P45" style:family="paragraph" style:parent-style-name="Standard">
      <style:paragraph-properties fo:line-height="150%" fo:text-align="justify" style:justify-single-word="false"/>
      <style:text-properties fo:language="en" fo:country="GB" fo:font-weight="normal" officeooo:rsid="001de9d4" officeooo:paragraph-rsid="00563313" style:font-weight-asian="normal" style:font-weight-complex="normal"/>
    </style:style>
    <style:style style:name="P46" style:family="paragraph" style:parent-style-name="Standard">
      <style:paragraph-properties fo:line-height="150%" fo:text-align="justify" style:justify-single-word="false"/>
      <style:text-properties fo:language="en" fo:country="GB" fo:font-weight="normal" officeooo:rsid="0022b157" officeooo:paragraph-rsid="00563313" style:font-weight-asian="normal" style:font-weight-complex="normal"/>
    </style:style>
    <style:style style:name="P47" style:family="paragraph" style:parent-style-name="Standard">
      <style:paragraph-properties fo:line-height="150%" fo:text-align="justify" style:justify-single-word="false"/>
      <style:text-properties fo:language="en" fo:country="GB" fo:font-weight="normal" officeooo:rsid="00275da4" officeooo:paragraph-rsid="00563313" style:font-weight-asian="normal" style:font-weight-complex="normal"/>
    </style:style>
    <style:style style:name="P48" style:family="paragraph" style:parent-style-name="Standard">
      <style:paragraph-properties fo:line-height="150%" fo:text-align="justify" style:justify-single-word="false"/>
      <style:text-properties fo:language="en" fo:country="GB" officeooo:rsid="0035c78c" officeooo:paragraph-rsid="00563313"/>
    </style:style>
    <style:style style:name="P49" style:family="paragraph" style:parent-style-name="Standard">
      <style:paragraph-properties fo:line-height="200%"/>
      <style:text-properties officeooo:rsid="000652de" officeooo:paragraph-rsid="000652de"/>
    </style:style>
    <style:style style:name="P50" style:family="paragraph" style:parent-style-name="Standard">
      <style:paragraph-properties fo:line-height="200%"/>
      <style:text-properties officeooo:rsid="000a2d10" officeooo:paragraph-rsid="000aab3e"/>
    </style:style>
    <style:style style:name="P51" style:family="paragraph" style:parent-style-name="Standard">
      <style:paragraph-properties fo:line-height="200%"/>
      <style:text-properties officeooo:paragraph-rsid="00476ef2"/>
    </style:style>
    <style:style style:name="P52" style:family="paragraph" style:parent-style-name="Standard">
      <style:paragraph-properties fo:line-height="200%"/>
      <style:text-properties officeooo:rsid="00654ebc" officeooo:paragraph-rsid="00654ebc"/>
    </style:style>
    <style:style style:name="P53" style:family="paragraph" style:parent-style-name="Standard">
      <style:paragraph-properties fo:line-height="150%" fo:text-align="justify" style:justify-single-word="false"/>
      <style:text-properties officeooo:rsid="002fbc56" officeooo:paragraph-rsid="00563313"/>
    </style:style>
    <style:style style:name="P54" style:family="paragraph" style:parent-style-name="Standard">
      <style:paragraph-properties fo:line-height="150%" fo:text-align="justify" style:justify-single-word="false"/>
      <style:text-properties fo:font-style="normal" style:font-style-asian="normal" style:font-style-complex="normal"/>
    </style:style>
    <style:style style:name="P55" style:family="paragraph" style:parent-style-name="Standard">
      <style:paragraph-properties fo:line-height="150%" fo:text-align="justify" style:justify-single-word="false"/>
      <style:text-properties fo:font-style="normal" style:font-name-asian="Times New Roman" style:font-style-asian="normal" style:font-size-complex="14pt" style:font-style-complex="normal"/>
    </style:style>
    <style:style style:name="P56" style:family="paragraph" style:parent-style-name="Standard">
      <style:paragraph-properties fo:line-height="150%" fo:text-align="justify" style:justify-single-word="false"/>
      <style:text-properties fo:font-style="italic" style:font-name-asian="Times New Roman" style:font-style-asian="italic" style:font-size-complex="14pt"/>
    </style:style>
    <style:style style:name="P57" style:family="paragraph" style:parent-style-name="Standard">
      <style:paragraph-properties fo:line-height="150%" fo:text-align="justify" style:justify-single-word="false"/>
      <style:text-properties fo:font-style="italic" style:font-name-asian="Times New Roman" style:font-style-asian="italic" style:font-size-complex="14pt" style:font-style-complex="italic"/>
    </style:style>
    <style:style style:name="P58" style:family="paragraph" style:parent-style-name="Standard">
      <style:paragraph-properties fo:line-height="150%" fo:text-align="justify" style:justify-single-word="false"/>
      <style:text-properties fo:font-style="italic" style:font-style-asian="italic" style:font-style-complex="italic"/>
    </style:style>
    <style:style style:name="P59" style:family="paragraph" style:parent-style-name="Standard">
      <style:text-properties officeooo:rsid="00047df6" officeooo:paragraph-rsid="00047df6"/>
    </style:style>
    <style:style style:name="P60" style:family="paragraph" style:parent-style-name="Standard">
      <style:paragraph-properties fo:margin-left="-0.159cm" fo:margin-right="0cm" fo:line-height="150%" fo:text-align="justify" style:justify-single-word="false" fo:text-indent="0cm" style:auto-text-indent="false"/>
    </style:style>
    <style:style style:name="P61" style:family="paragraph" style:parent-style-name="Standard">
      <style:paragraph-properties fo:line-height="150%" fo:text-align="justify" style:justify-single-word="false"/>
      <style:text-properties fo:font-style="italic" style:font-name-asian="Times New Roman" style:font-style-asian="italic" style:font-size-complex="14pt" style:font-style-complex="italic"/>
    </style:style>
    <style:style style:name="P62" style:family="paragraph" style:parent-style-name="Standard">
      <style:paragraph-properties fo:line-height="150%" fo:text-align="justify" style:justify-single-word="false"/>
      <style:text-properties fo:font-style="italic" style:font-style-asian="italic" style:font-style-complex="italic"/>
    </style:style>
    <style:style style:name="P63" style:family="paragraph" style:parent-style-name="Standard">
      <style:paragraph-properties fo:margin-left="0cm" fo:margin-right="0cm" fo:line-height="150%" fo:text-align="justify" style:justify-single-word="false" fo:text-indent="0cm" style:auto-text-indent="false"/>
      <style:text-properties style:text-position="0% 100%" fo:language="en" fo:country="GB" officeooo:rsid="0043efcc" officeooo:paragraph-rsid="00563313"/>
    </style:style>
    <style:style style:name="P64" style:family="paragraph" style:parent-style-name="List_20_Paragraph" style:list-style-name="WWNum2">
      <style:paragraph-properties fo:line-height="200%"/>
      <style:text-properties fo:language="en" fo:country="GB" officeooo:paragraph-rsid="000652de"/>
    </style:style>
    <style:style style:name="P65" style:family="paragraph" style:parent-style-name="List_20_Paragraph" style:list-style-name="WWNum25">
      <style:paragraph-properties fo:line-height="200%"/>
      <style:text-properties fo:language="en" fo:country="GB" officeooo:paragraph-rsid="000652de" style:font-size-complex="14pt"/>
    </style:style>
    <style:style style:name="P66" style:family="paragraph" style:parent-style-name="List_20_Paragraph" style:list-style-name="WWNum26">
      <style:paragraph-properties fo:line-height="200%"/>
      <style:text-properties fo:language="en" fo:country="GB" officeooo:paragraph-rsid="000652de" style:font-size-complex="14pt"/>
    </style:style>
    <style:style style:name="T1" style:family="text">
      <style:text-properties fo:language="en" fo:country="GB"/>
    </style:style>
    <style:style style:name="T2" style:family="text">
      <style:text-properties fo:language="en" fo:country="GB" style:font-name-complex="Times New Roman" style:font-size-complex="14pt"/>
    </style:style>
    <style:style style:name="T3" style:family="text">
      <style:text-properties fo:language="en" fo:country="GB" officeooo:rsid="00084af9" style:font-name-complex="Times New Roman" style:font-size-complex="14pt"/>
    </style:style>
    <style:style style:name="T4" style:family="text">
      <style:text-properties fo:language="en" fo:country="GB" officeooo:rsid="000aab3e" style:font-name-complex="Times New Roman" style:font-size-complex="14pt"/>
    </style:style>
    <style:style style:name="T5" style:family="text">
      <style:text-properties fo:language="en" fo:country="GB" officeooo:rsid="003add83" style:font-name-complex="Times New Roman" style:font-size-complex="14pt"/>
    </style:style>
    <style:style style:name="T6" style:family="text">
      <style:text-properties fo:language="en" fo:country="GB" officeooo:rsid="00476ef2" style:font-name-complex="Times New Roman" style:font-size-complex="14pt"/>
    </style:style>
    <style:style style:name="T7" style:family="text">
      <style:text-properties fo:language="en" fo:country="GB" officeooo:rsid="005b2d82" style:font-name-complex="Times New Roman" style:font-size-complex="14pt"/>
    </style:style>
    <style:style style:name="T8" style:family="text">
      <style:text-properties fo:language="en" fo:country="GB" officeooo:rsid="005cb9d4" style:font-name-complex="Times New Roman" style:font-size-complex="14pt"/>
    </style:style>
    <style:style style:name="T9" style:family="text">
      <style:text-properties fo:language="en" fo:country="GB" officeooo:rsid="000652de"/>
    </style:style>
    <style:style style:name="T10" style:family="text">
      <style:text-properties fo:language="en" fo:country="GB" fo:font-weight="normal" style:font-weight-asian="normal" style:font-weight-complex="normal"/>
    </style:style>
    <style:style style:name="T11" style:family="text">
      <style:text-properties fo:language="en" fo:country="GB" fo:font-weight="normal" officeooo:rsid="001de9d4" style:font-weight-asian="normal" style:font-weight-complex="normal"/>
    </style:style>
    <style:style style:name="T12" style:family="text">
      <style:text-properties fo:language="en" fo:country="GB" fo:font-weight="normal" officeooo:rsid="001f26f2" style:font-weight-asian="normal" style:font-weight-complex="normal"/>
    </style:style>
    <style:style style:name="T13" style:family="text">
      <style:text-properties fo:language="en" fo:country="GB" fo:font-weight="normal" officeooo:rsid="00275da4" style:font-weight-asian="normal" style:font-weight-complex="normal"/>
    </style:style>
    <style:style style:name="T14" style:family="text">
      <style:text-properties fo:language="en" fo:country="GB" fo:font-weight="normal" officeooo:rsid="004820cb" style:font-weight-asian="normal" style:font-weight-complex="normal"/>
    </style:style>
    <style:style style:name="T15" style:family="text">
      <style:text-properties fo:language="en" fo:country="GB" fo:font-weight="normal" officeooo:rsid="008d317a" style:font-weight-asian="normal" style:font-weight-complex="normal"/>
    </style:style>
    <style:style style:name="T16" style:family="text">
      <style:text-properties fo:language="en" fo:country="GB" fo:font-weight="normal" officeooo:rsid="00311932" style:font-weight-asian="normal" style:font-weight-complex="normal"/>
    </style:style>
    <style:style style:name="T17" style:family="text">
      <style:text-properties fo:language="en" fo:country="GB" fo:font-weight="normal" officeooo:rsid="0032cda7" style:font-weight-asian="normal" style:font-weight-complex="normal"/>
    </style:style>
    <style:style style:name="T18" style:family="text">
      <style:text-properties fo:language="en" fo:country="GB" fo:font-weight="normal" officeooo:rsid="002abe8e" style:font-weight-asian="normal" style:font-weight-complex="normal"/>
    </style:style>
    <style:style style:name="T19" style:family="text">
      <style:text-properties fo:language="en" fo:country="GB" fo:font-weight="normal" officeooo:rsid="008dd609" style:font-weight-asian="normal" style:font-weight-complex="normal"/>
    </style:style>
    <style:style style:name="T20" style:family="text">
      <style:text-properties fo:language="en" fo:country="GB" fo:font-weight="normal" officeooo:rsid="0089bd16" style:font-weight-asian="normal" style:font-weight-complex="normal"/>
    </style:style>
    <style:style style:name="T21" style:family="text">
      <style:text-properties fo:language="en" fo:country="GB" officeooo:rsid="00654ebc"/>
    </style:style>
    <style:style style:name="T22" style:family="text">
      <style:text-properties fo:language="en" fo:country="GB" officeooo:rsid="00678718"/>
    </style:style>
    <style:style style:name="T23" style:family="text">
      <style:text-properties officeooo:rsid="00110d82"/>
    </style:style>
    <style:style style:name="T24" style:family="text">
      <style:text-properties officeooo:rsid="0011da0f"/>
    </style:style>
    <style:style style:name="T25" style:family="text">
      <style:text-properties officeooo:rsid="0012d142"/>
    </style:style>
    <style:style style:name="T26" style:family="text">
      <style:text-properties officeooo:rsid="0014ae4f"/>
    </style:style>
    <style:style style:name="T27" style:family="text">
      <style:text-properties officeooo:rsid="001533bc"/>
    </style:style>
    <style:style style:name="T28" style:family="text">
      <style:text-properties officeooo:rsid="0015aa0e"/>
    </style:style>
    <style:style style:name="T29" style:family="text">
      <style:text-properties officeooo:rsid="00184aab"/>
    </style:style>
    <style:style style:name="T30" style:family="text">
      <style:text-properties officeooo:rsid="0019d3f8"/>
    </style:style>
    <style:style style:name="T31" style:family="text">
      <style:text-properties officeooo:rsid="001a3e28"/>
    </style:style>
    <style:style style:name="T32" style:family="text">
      <style:text-properties officeooo:rsid="001b8766"/>
    </style:style>
    <style:style style:name="T33" style:family="text">
      <style:text-properties officeooo:rsid="001e1e09"/>
    </style:style>
    <style:style style:name="T34" style:family="text">
      <style:text-properties officeooo:rsid="001fa0ea"/>
    </style:style>
    <style:style style:name="T35" style:family="text">
      <style:text-properties officeooo:rsid="00207b32"/>
    </style:style>
    <style:style style:name="T36" style:family="text">
      <style:text-properties officeooo:rsid="0020a8cb"/>
    </style:style>
    <style:style style:name="T37" style:family="text">
      <style:text-properties officeooo:rsid="00219b95"/>
    </style:style>
    <style:style style:name="T38" style:family="text">
      <style:text-properties officeooo:rsid="00238e1a"/>
    </style:style>
    <style:style style:name="T39" style:family="text">
      <style:text-properties officeooo:rsid="0023d828"/>
    </style:style>
    <style:style style:name="T40" style:family="text">
      <style:text-properties officeooo:rsid="0024e7f2"/>
    </style:style>
    <style:style style:name="T41" style:family="text">
      <style:text-properties officeooo:rsid="0025fa90"/>
    </style:style>
    <style:style style:name="T42" style:family="text">
      <style:text-properties officeooo:rsid="00275ab8"/>
    </style:style>
    <style:style style:name="T43" style:family="text">
      <style:text-properties officeooo:rsid="0027a3c9"/>
    </style:style>
    <style:style style:name="T44" style:family="text">
      <style:text-properties officeooo:rsid="002887c3"/>
    </style:style>
    <style:style style:name="T45" style:family="text">
      <style:text-properties officeooo:rsid="00292826"/>
    </style:style>
    <style:style style:name="T46" style:family="text">
      <style:text-properties officeooo:rsid="002c2827"/>
    </style:style>
    <style:style style:name="T47" style:family="text">
      <style:text-properties officeooo:rsid="002d3c1e"/>
    </style:style>
    <style:style style:name="T48" style:family="text">
      <style:text-properties officeooo:rsid="002d6f3c"/>
    </style:style>
    <style:style style:name="T49" style:family="text">
      <style:text-properties officeooo:rsid="003c9198"/>
    </style:style>
    <style:style style:name="T50" style:family="text">
      <style:text-properties officeooo:rsid="003e5983"/>
    </style:style>
    <style:style style:name="T51" style:family="text">
      <style:text-properties officeooo:rsid="003f6e69"/>
    </style:style>
    <style:style style:name="T52" style:family="text">
      <style:text-properties officeooo:rsid="004019b0"/>
    </style:style>
    <style:style style:name="T53" style:family="text">
      <style:text-properties officeooo:rsid="004267b0"/>
    </style:style>
    <style:style style:name="T54" style:family="text">
      <style:text-properties officeooo:rsid="0049f512"/>
    </style:style>
    <style:style style:name="T55" style:family="text">
      <style:text-properties officeooo:rsid="004a87d7"/>
    </style:style>
    <style:style style:name="T56" style:family="text">
      <style:text-properties officeooo:rsid="004ab88e"/>
    </style:style>
    <style:style style:name="T57" style:family="text">
      <style:text-properties officeooo:rsid="004c880b"/>
    </style:style>
    <style:style style:name="T58" style:family="text">
      <style:text-properties officeooo:rsid="004e7823"/>
    </style:style>
    <style:style style:name="T59" style:family="text">
      <style:text-properties officeooo:rsid="00508e87"/>
    </style:style>
    <style:style style:name="T60" style:family="text">
      <style:text-properties officeooo:rsid="0053d7e1"/>
    </style:style>
    <style:style style:name="T61" style:family="text">
      <style:text-properties officeooo:rsid="004558ae"/>
    </style:style>
    <style:style style:name="T62" style:family="text">
      <style:text-properties fo:font-weight="bold" style:font-weight-asian="bold" style:font-weight-complex="bold"/>
    </style:style>
    <style:style style:name="T63" style:family="text">
      <style:text-properties officeooo:rsid="0064ef44"/>
    </style:style>
    <style:style style:name="T64" style:family="text">
      <style:text-properties style:text-position="0% 100%" fo:language="en" fo:country="GB" officeooo:rsid="0019de4f"/>
    </style:style>
    <style:style style:name="T65" style:family="text">
      <style:text-properties style:text-position="0% 100%" fo:language="en" fo:country="GB" officeooo:rsid="001a7fa1"/>
    </style:style>
    <style:style style:name="T66" style:family="text">
      <style:text-properties style:text-position="0% 100%" fo:language="en" fo:country="GB" officeooo:rsid="001c0d94"/>
    </style:style>
    <style:style style:name="T67" style:family="text">
      <style:text-properties style:text-position="0% 100%" fo:language="en" fo:country="GB" officeooo:rsid="008b8769"/>
    </style:style>
    <style:style style:name="T68" style:family="text">
      <style:text-properties style:text-position="0% 100%" fo:language="en" fo:country="GB" officeooo:rsid="001c8d5e"/>
    </style:style>
    <style:style style:name="T69" style:family="text">
      <style:text-properties style:text-position="0% 100%" fo:language="en" fo:country="GB" officeooo:rsid="001ce2a2"/>
    </style:style>
    <style:style style:name="T70" style:family="text">
      <style:text-properties style:text-position="0% 100%" fo:language="en" fo:country="GB" officeooo:rsid="0066f6ce"/>
    </style:style>
    <style:style style:name="T71" style:family="text">
      <style:text-properties style:text-position="0% 100%" fo:language="en" fo:country="GB" fo:font-weight="normal" officeooo:rsid="0064ef44" style:font-weight-asian="normal" style:font-weight-complex="normal"/>
    </style:style>
    <style:style style:name="T72" style:family="text">
      <style:text-properties style:text-position="0% 100%" fo:language="en" fo:country="GB" fo:font-weight="normal" officeooo:rsid="00712329" style:font-weight-asian="normal" style:font-weight-complex="normal"/>
    </style:style>
    <style:style style:name="T73" style:family="text">
      <style:text-properties style:text-position="0% 100%" fo:language="en" fo:country="GB" fo:font-weight="normal" officeooo:rsid="001cebde" style:font-weight-asian="normal" style:font-weight-complex="normal"/>
    </style:style>
    <style:style style:name="T74" style:family="text">
      <style:text-properties style:text-position="0% 100%" fo:language="en" fo:country="GB" fo:font-weight="normal" officeooo:rsid="008b8769" style:font-weight-asian="normal" style:font-weight-complex="normal"/>
    </style:style>
    <style:style style:name="T75" style:family="text">
      <style:text-properties style:text-position="0% 100%" fo:language="en" fo:country="GB" fo:font-weight="normal" officeooo:rsid="001de9d4" style:font-weight-asian="normal" style:font-weight-complex="normal"/>
    </style:style>
    <style:style style:name="T76" style:family="text">
      <style:text-properties style:text-position="0% 100%" fo:language="en" fo:country="GB" officeooo:rsid="0081ad54"/>
    </style:style>
    <style:style style:name="T77" style:family="text">
      <style:text-properties style:text-position="0% 100%" officeooo:rsid="00267d76"/>
    </style:style>
    <style:style style:name="T78" style:family="text">
      <style:text-properties style:text-position="0% 100%" officeooo:rsid="0038a0f6"/>
    </style:style>
    <style:style style:name="T79" style:family="text">
      <style:text-properties style:text-position="0% 100%" officeooo:rsid="003a0604"/>
    </style:style>
    <style:style style:name="T80" style:family="text">
      <style:text-properties style:text-position="0% 100%" officeooo:rsid="003b1777"/>
    </style:style>
    <style:style style:name="T81" style:family="text">
      <style:text-properties style:text-position="0% 100%" officeooo:rsid="003c012e"/>
    </style:style>
    <style:style style:name="T82" style:family="text">
      <style:text-properties style:text-position="0% 100%" officeooo:rsid="008beec9"/>
    </style:style>
    <style:style style:name="T83" style:family="text">
      <style:text-properties officeooo:rsid="00712329"/>
    </style:style>
    <style:style style:name="T84" style:family="text">
      <style:text-properties officeooo:rsid="007718d7"/>
    </style:style>
    <style:style style:name="T85" style:family="text">
      <style:text-properties officeooo:rsid="008b6f96"/>
    </style:style>
    <style:style style:name="T86" style:family="text">
      <style:text-properties officeooo:rsid="007aa1b4"/>
    </style:style>
    <style:style style:name="T87" style:family="text">
      <style:text-properties officeooo:rsid="0078ce99"/>
    </style:style>
    <style:style style:name="T88" style:family="text">
      <style:text-properties fo:font-weight="normal" style:font-weight-asian="normal" style:font-weight-complex="normal"/>
    </style:style>
    <style:style style:name="T89" style:family="text">
      <style:text-properties fo:font-weight="normal" officeooo:rsid="007aa1b4" style:font-weight-asian="normal" style:font-weight-complex="normal"/>
    </style:style>
    <style:style style:name="T90" style:family="text">
      <style:text-properties fo:font-weight="normal" officeooo:rsid="007b991a" style:font-weight-asian="normal" style:font-weight-complex="normal"/>
    </style:style>
    <style:style style:name="T91" style:family="text">
      <style:text-properties officeooo:rsid="00275da4"/>
    </style:style>
    <style:style style:name="T92" style:family="text">
      <style:text-properties officeooo:rsid="0023af8b"/>
    </style:style>
    <style:style style:name="T93" style:family="text">
      <style:text-properties officeooo:rsid="008cce7a"/>
    </style:style>
    <style:style style:name="T94" style:family="text">
      <style:text-properties officeooo:rsid="002455b5"/>
    </style:style>
    <style:style style:name="T95" style:family="text">
      <style:text-properties officeooo:rsid="002722c8"/>
    </style:style>
    <style:style style:name="T96" style:family="text">
      <style:text-properties officeooo:rsid="0033d0b5"/>
    </style:style>
    <style:style style:name="T97" style:family="text">
      <style:text-properties officeooo:rsid="0028ef7a"/>
    </style:style>
    <style:style style:name="T98" style:family="text">
      <style:text-properties officeooo:rsid="0035c78c"/>
    </style:style>
    <style:style style:name="T99" style:family="text">
      <style:text-properties officeooo:rsid="003e6ce3"/>
    </style:style>
    <style:style style:name="T100" style:family="text">
      <style:text-properties officeooo:rsid="00408b6f"/>
    </style:style>
    <style:style style:name="T101" style:family="text">
      <style:text-properties officeooo:rsid="008dd609"/>
    </style:style>
    <style:style style:name="T102" style:family="text">
      <style:text-properties officeooo:rsid="00419996"/>
    </style:style>
    <style:style style:name="T103" style:family="text">
      <style:text-properties officeooo:rsid="00436720"/>
    </style:style>
    <style:style style:name="T104" style:family="text">
      <style:text-properties officeooo:rsid="004370b5"/>
    </style:style>
    <style:style style:name="T105" style:family="text">
      <style:text-properties officeooo:rsid="007f02b6"/>
    </style:style>
    <style:style style:name="T106" style:family="text">
      <style:text-properties officeooo:rsid="008f061b"/>
    </style:style>
    <style:style style:name="T107" style:family="text">
      <style:text-properties officeooo:rsid="00599692"/>
    </style:style>
    <style:style style:name="T108" style:family="text">
      <style:text-properties officeooo:rsid="005a09f0"/>
    </style:style>
    <style:style style:name="T109" style:family="text">
      <style:text-properties officeooo:rsid="005d88bb"/>
    </style:style>
    <style:style style:name="T110" style:family="text">
      <style:text-properties officeooo:rsid="005e0ec1"/>
    </style:style>
    <style:style style:name="T111" style:family="text">
      <style:text-properties officeooo:rsid="005ec32b"/>
    </style:style>
    <style:style style:name="T112" style:family="text">
      <style:text-properties officeooo:rsid="0062a05a"/>
    </style:style>
    <style:style style:name="T113" style:family="text">
      <style:text-properties officeooo:rsid="0062fe73"/>
    </style:style>
    <style:style style:name="T114" style:family="text">
      <style:text-properties officeooo:rsid="006a1b83"/>
    </style:style>
    <style:style style:name="T115" style:family="text">
      <style:text-properties fo:font-style="normal" style:font-style-asian="normal" style:font-style-complex="normal"/>
    </style:style>
    <style:style style:name="T116" style:family="text">
      <style:text-properties fo:font-style="normal" officeooo:rsid="00841307" style:font-style-asian="normal" style:font-style-complex="normal"/>
    </style:style>
    <style:style style:name="T117" style:family="text">
      <style:text-properties fo:font-style="normal" style:font-name-asian="Times New Roman" style:font-style-asian="normal" style:font-size-complex="14pt" style:font-style-complex="normal"/>
    </style:style>
    <style:style style:name="T118" style:family="text">
      <style:text-properties fo:font-style="italic" style:font-style-asian="italic"/>
    </style:style>
    <style:style style:name="T119" style:family="text">
      <style:text-properties fo:font-style="italic" style:font-style-asian="italic" style:font-style-complex="italic"/>
    </style:style>
    <style:style style:name="T120" style:family="text">
      <style:text-properties fo:font-style="italic" style:font-name-asian="Times New Roman" style:font-style-asian="italic" style:font-size-complex="14pt"/>
    </style:style>
    <style:style style:name="T121" style:family="text">
      <style:text-properties fo:font-style="italic" style:font-name-asian="Times New Roman" style:font-style-asian="italic" style:font-size-complex="14pt" style:font-style-complex="italic"/>
    </style:style>
    <style:style style:name="T122" style:family="text">
      <style:text-properties style:font-name-asian="Times New Roman" style:font-size-complex="14pt"/>
    </style:style>
    <style:style style:name="T123" style:family="text">
      <style:text-properties fo:color="#000080" fo:language="zxx" fo:country="none" fo:font-style="italic" style:text-underline-style="solid" style:text-underline-width="auto" style:text-underline-color="font-color" style:language-asian="zxx" style:country-asian="none" style:font-style-asian="italic" style:font-style-complex="italic"/>
    </style:style>
    <style:style style:name="T124" style:family="text">
      <style:text-properties fo:color="#000080" fo:language="zxx" fo:country="none" style:text-underline-style="solid" style:text-underline-width="auto" style:text-underline-color="font-color" style:language-asian="zxx" style:country-asian="none"/>
    </style:style>
    <style:style style:name="T125" style:family="text">
      <style:text-properties officeooo:rsid="006d80b9"/>
    </style:style>
    <style:style style:name="T126" style:family="text">
      <style:text-properties style:text-position="super 58%" officeooo:rsid="006d80b9"/>
    </style:style>
    <style:style style:name="T127" style:family="text">
      <style:text-properties officeooo:rsid="006f3e86"/>
    </style:style>
    <style:style style:name="T128" style:family="text">
      <style:text-properties officeooo:rsid="0070d428"/>
    </style:style>
    <style:style style:name="T129" style:family="text">
      <style:text-properties officeooo:rsid="00713ef5"/>
    </style:style>
    <style:style style:name="T130" style:family="text">
      <style:text-properties officeooo:rsid="00722b52"/>
    </style:style>
    <style:style style:name="T131" style:family="text">
      <style:text-properties officeooo:rsid="0073a0a8"/>
    </style:style>
    <style:style style:name="T132" style:family="text">
      <style:text-properties officeooo:rsid="0073b43d"/>
    </style:style>
    <style:style style:name="T133" style:family="text">
      <style:text-properties officeooo:rsid="0077d48c"/>
    </style:style>
    <style:style style:name="T134" style:family="text">
      <style:text-properties officeooo:rsid="0078510b"/>
    </style:style>
    <style:style style:name="T135" style:family="text">
      <style:text-properties officeooo:rsid="00795ebd"/>
    </style:style>
    <style:style style:name="T136" style:family="text">
      <style:text-properties officeooo:rsid="007ff738"/>
    </style:style>
    <style:style style:name="T137" style:family="text">
      <style:text-properties officeooo:rsid="00845678"/>
    </style:style>
    <style:style style:name="T138" style:family="text">
      <style:text-properties officeooo:rsid="0085ddb6"/>
    </style:style>
    <style:style style:name="T139" style:family="text">
      <style:text-properties officeooo:rsid="0086e05e"/>
    </style:style>
    <style:style style:name="T140" style:family="text">
      <style:text-properties officeooo:rsid="008834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h text:style-name="P1" text:outline-level="1">CHAPTER ONE</text:h>
      <text:h text:style-name="P1" text:outline-level="1">INTRODUCTION</text:h>
      <text:h text:style-name="P7" text:outline-level="2">1.1 BACKGROUND TO THE STUDY</text:h>
      <text:p text:style-name="P32"/>
      <text:p text:style-name="P49"><text:span text:style-name="T2">The field of computer science has come a long way from the early days of basic calculating devices, all the way to modern-day fifth generation computers. </text:span><text:span text:style-name="T3">As the world around us evolves, so does the technology required to solve the problems that come with the times. Today, machines are tasked with solving problems that were considered human-solvable in the past. Some of these tasks in</text:span><text:span text:style-name="T5">volv</text:span><text:span text:style-name="T3">e strategy, planning, reasoning and thought, among many others. <text:s/>It is in light of this that it has become imperative for machines (computers) to be able to reason the way humans do in order to solve problems the way humans would. This is the backbone upon which most of the work that has been done in Artificial Intelligence have been predicated.</text:span></text:p>
      <text:p text:style-name="P50"><text:span text:style-name="T3">A</text:span><text:span text:style-name="T2">rtificial intelligence is a branch of computer science that is concerned with the functioning of an agent (a computer or a program) in its environment, such that the agent understands its environment and is able to make rational decisions that enable it achieve (or maximize) its goals in the said environment. </text:span><text:span text:style-name="T4">An agent that is successfully able to achieve this is commonly termed an “intelligent agent”. Feats like understanding natural (human) language, comprehending a visual scene, reasoning, planning and perception, are some of the reasons that computers and computer programs are considered as intelligent agents (Freitas, 1999). <text:s/></text:span></text:p>
      <text:p text:style-name="P33">Over the years there have been various approaches and methods that have been used in attemp<text:span text:style-name="T45">t</text:span><text:span text:style-name="T39">s</text:span> to achieve the intelligence of machines. <text:span text:style-name="T23">One of the earliest approaches used is the rule-based system</text:span><text:span text:style-name="T24">s</text:span><text:span text:style-name="T23"> of artificial intelligence. </text:span><text:span text:style-name="T24">The rule based systems required that the programmer specify all the possible scenarios or states that the agent could find itself in, and the decision it </text:span><text:span text:style-name="T25">can or </text:span><text:span text:style-name="T24">ought to </text:span><text:span text:style-name="T107">m</text:span><text:span text:style-name="T24">ake in such a situation. </text:span><text:span text:style-name="T25">This approach aligned with the programming paradigm at the time: whereby machines made decisions upon the fulfilment of certain conditions specified in the program code, </text:span><text:span text:style-name="T26">if and only when those conditions have been met. </text:span><text:span text:style-name="T27">Although these methods were effective in solving a wide range of problems, they were soon limited by a</text:span><text:span text:style-name="T49">n even</text:span><text:span text:style-name="T27"> wider range of problems. Most obvious among these problems is the fact that there are situations or tasks that had more than one ideal state </text:span><text:soft-page-break/><text:span text:style-name="T27">and </text:span><text:span text:style-name="T40">had</text:span><text:span text:style-name="T27"> billions of possible scenarios that could lead to an ideal state. A common example is an agent programmed to play a game of chess. There are millions of states in chess which make ideal conditions (called “checkmate” in </text:span><text:span text:style-name="T50">the case of </text:span><text:span text:style-name="T27">chess), and for each state there could be millions of moves and states that have to be encountered before reaching the ideal state (or checkmate), </text:span><text:span text:style-name="T51">and it would be very cumbersome (or even impossible) to explicitly specify each and every single one of these states</text:span><text:span text:style-name="T27">. </text:span><text:span text:style-name="T28">Hence, there </text:span><text:span text:style-name="T41">was</text:span><text:span text:style-name="T28"> the need for more efficient approaches.</text:span></text:p>
      <text:p text:style-name="P34">Evol<text:span text:style-name="T108">ution</text:span> from rule-based methods brought about the era of algorithmic approaches to artificial intelligence problems. Instead of explicitly programming the computer on how to solve a problem, the approaches focused on programming the computer to find the solution. <text:span text:style-name="T29">This way of thinking significantly reduced the need to find every possible move, it focuses only on what the ideal states (or goal states) looked like and then giving the machine/agent a method of finding them: rather than explicitly stating how to find them. </text:span><text:span text:style-name="T30">Algorithms like search algorithms became the focus of </text:span><text:span text:style-name="T34">how</text:span><text:span text:style-name="T30"> a machine could find a solution, and then optimization algorithms were use</text:span><text:span text:style-name="T35">d</text:span><text:span text:style-name="T30"> to decide which of these solutions were most suitable for the situation at hand. </text:span><text:span text:style-name="T31">However, one defect of the algorithmic approaches is that they are still a set of rules: ultimately, the machine would make the same decisions each time it gets to a certain point in execution. </text:span><text:span text:style-name="T32">So, for example, in a case where a machine is playing chess against a human being, the human being is able to beat the machine after a few tries. The reason for this is, the human being actually learns the tactics and methods of its opponents, while the computer only follows rules based on the conditions or states in which it finds itself </text:span><text:span text:style-name="T52">and almost predictably, it always aims to maximize gain at every given instance</text:span><text:span text:style-name="T32">, </text:span><text:span text:style-name="T33">without actually learning what it is doing w</text:span><text:span text:style-name="T52">hile doing so</text:span><text:span text:style-name="T33">.</text:span></text:p>
      <text:p text:style-name="P35"><text:span text:style-name="T34">This insight led to </text:span><text:span text:style-name="T36">a new system of approaches for programming intelligent agents: that is, programming these agents to actually learn from their experiences, such that as time goes on, the machines perform these tasks better than </text:span><text:span text:style-name="T37">they did </text:span><text:span text:style-name="T38">during </text:span><text:span text:style-name="T36">their previous attempts. </text:span><text:span text:style-name="T42">This approach is what is today popularly known as Machine Learning.</text:span></text:p>
      <text:p text:style-name="P36"><text:soft-page-break/><text:span text:style-name="T43">Machine Learning was carved out of mathematical and statistical backgrounds. Statistical methods provide ways of making inferences and deriving knowledge out of structured</text:span><text:span text:style-name="T42"> </text:span><text:span text:style-name="T43">data. </text:span><text:span text:style-name="T44">The intuition behind machine learning is that, since insight can be derived from data, it will be better to program an agent to derive knowledge out of past experiences of the task, rather than explicitly telling the agent how the task is accomplished. </text:span></text:p>
      <text:p text:style-name="P36"><text:span text:style-name="T44">Machine learning </text:span><text:span text:style-name="T45">involves</text:span><text:span text:style-name="T44"> the various </text:span><text:span text:style-name="T47">statistical</text:span><text:span text:style-name="T44"> algorithms, methods and tools that can be used to model and understand complex data (Gareth, et al, 2013). These methods </text:span><text:span text:style-name="T46">are broadly classified as being</text:span><text:span text:style-name="T44"> supervised (whereby the algorithm attempts to predict or estimate results, based on various input parameters), unsupervised (where the algorithm attempts to study and understand underlying patterns within the dataset) or reinforced (where an agent in an environment tries to maximize profit/reward for its actions). </text:span><text:span text:style-name="T48">Machine learning provided (and still provides) an efficient way of letting machines learn the rules that govern the performance of a certain task and allows for the machines to learn the best ways of performing the task. </text:span></text:p>
      <text:p text:style-name="P38">With the evolution of machine learning over time came the advent of neural network. Neural networks are inspired by insights gained from studying the learning patterns of the human brain, and are predicated upon the idea that learning can be achieved <text:s/>through a hierarchy of concepts, each building upon simpler, less abstract concepts, until a general representation of what is being learnt is attained. What this means is that neural networks are able to learn from the integral parts of <text:s/>a system or dataset and the individual insights gained from these parts are combined to form the next level of learning. This builds in hierarchical fashion into higher levels until the neural network is able to make sense of what the system consists of. </text:p>
      <text:p text:style-name="P38"><text:span text:style-name="T53">Neural networks have proven to be a huge success, and a stepping stone for the entire field of artificial intelligence, and have since evolved into various forms. In fact, neural networks have been useful in areas where their impact was not foreseen, one of which is the area of generative tasks. With the help of neural networks, computers are able to generate real-looking data samples from their understanding of real-world data, such that the difference cannot be clearly pointed out. Evidences of </text:span><text:soft-page-break/><text:span text:style-name="T53">these abound in the data simulators, deep-fake video generators, music synthesis models and image generation models that are in application today. <text:s text:c="2"/></text:span><text:s/></text:p>
      <text:h text:style-name="P8" text:outline-level="2">1.2 STATEMENT OF THE PROBLEM</text:h>
      <text:p text:style-name="P39">The major concern of the study is to generate music (and melody) using neural networks. However, this is not a novel field of study, as various models already exist which are able to generate music and melody using various architectures of neural networks. In all of the research work done in the field, some problems seem to be constantly reoccurring and common to almost every emerging neural network architecture. Chief among these problems is the fact that musical data specifically is cumbersome to handle. One second of audio alone contains around 44 000 (forty-four thousand) discrete data points on a frequency-time graph (Velardo, 2020), and music pieces usually take several minutes, with a few spilling into hours. This presents a huge computational problem when trying to understand the principal components of a music piece, and points to a need for efficient management of memory and processing power when dealing with musical data.</text:p>
      <text:p text:style-name="P51"><text:span text:style-name="T6">Secondly, and further complicating the first problem,</text:span><text:span text:style-name="T2"> unlike most datasets, audio datasets contain long-term dependencies that must be captured when trying to analyze music (</text:span><text:span text:style-name="T1">Dhariwal, et al, 2020</text:span><text:span text:style-name="T2">). That is to say, one portion of a music piece cannot be a stand-alone point for understanding the underlying components of the piece. Large chunks of the dataset are required to understand the basic relationships between the data points that end up producing components like rhythm and melody. Therefore, it is imperative that while processing one part of music piece, the other parts are kept in perspective in order to understand the relationships and transitions that occur between them. . It is against this backdrop that this study is carried out to study the application of Deep Neural Networks in sound and melody generation to help in </text:span><text:span text:style-name="T7">working around</text:span><text:span text:style-name="T2"> the computational workload of working directly with audio, while attempting to analy</text:span><text:span text:style-name="T6">s</text:span><text:span text:style-name="T2">e the underlying relationships between the various components of the </text:span><text:span text:style-name="T8">melody</text:span><text:span text:style-name="T2">.</text:span></text:p>
      <text:h text:style-name="P9" text:outline-level="2"><text:soft-page-break/>1.3 RESEARCH QUESTIONS</text:h>
      <text:p text:style-name="P40">In order to <text:span text:style-name="T54">solve the problems identified</text:span>, the study will attempt to provide answer<text:span text:style-name="T54">s to two very vital questions, which shape the course of the study. These questions are:</text:span></text:p>
      <text:list xml:id="list4171781671" text:style-name="WWNum2">
        <text:list-item>
          <text:p text:style-name="P64">What is <text:span text:style-name="T57">a</text:span> suitable presentation for audio pieces that would help in <text:span text:style-name="T109">reducing</text:span> the computational workload of working directly with raw audio, <text:span text:style-name="T55">thereby making efficient use of available computational resources</text:span>?</text:p>
        </text:list-item>
        <text:list-item>
          <text:p text:style-name="P64">What is <text:span text:style-name="T57">an</text:span> efficient algorithm for analy<text:span text:style-name="T56">s</text:span>ing the various relationships that exist between data points contained in a musical piece, <text:span text:style-name="T57">such that these relationships can be learned and can be reproduced in order to produce music pieces that are near-indistinguishable from real (human-composed) music pieces</text:span>?</text:p>
        </text:list-item>
      </text:list>
      <text:h text:style-name="P9" text:outline-level="2">1.4 OBJECTIVES OF THE STUDY</text:h>
      <text:p text:style-name="P37">The study is aimed at tackling the aforementioned problems with the view to understanding how the computer (through neural networks) is able to efficiently process audio datasets and the important features of the datasets that it is able to identify. The main objective of the study is to <text:span text:style-name="T110">present a more portable and compact music generation model that is able to generate near-human realistic music while making use of as minimal resources as possible</text:span>. The specific objectives of the study are to: </text:p>
      <text:list xml:id="list2652542904" text:style-name="WWNum25">
        <text:list-item text:start-value="1">
          <text:p text:style-name="P65">Find out a more suitable presentation for audio pieces that would help in alleviating the computational workload of working directly with raw audio.</text:p>
        </text:list-item>
        <text:list-item text:style-override="WWNum26">
          <text:p text:style-name="P66">Determine an efficient algorithm for analy<text:span text:style-name="T58">s</text:span>ing the various relationships that exist between data points contained in a musical piece, <text:span text:style-name="T58">and u</text:span>se th<text:span text:style-name="T111">is</text:span> to re-create musical piece that have near-human coordination and creativity.</text:p>
        </text:list-item>
      </text:list>
      <text:h text:style-name="P9" text:outline-level="2">1.<text:span text:style-name="T59">5</text:span> SCOPE OF THE STUDY<text:tab/></text:h>
      <text:p text:style-name="P40">The study focuses majorly on the analysis and processing of simple melodic pieces generated by piano keys. These range from simple nursery melodies to complex contemporary musical composi<text:soft-page-break/>tions. The study only <text:span text:style-name="T112">to understand the relationships and patterns embedded in</text:span> musical pieces and attempt to use these relationships/features to re-create the creative process of musical composition.</text:p>
      <text:h text:style-name="P9" text:outline-level="2">1.<text:span text:style-name="T59">6</text:span> LIMITATIONS OF THE STUDY</text:h>
      <text:p text:style-name="P41"><text:span text:style-name="T113">The study has been limited to analysing and generating short-length piano musical pieces in order to demonstrate proof of concept only.</text:span> A research into full length songs will require much more computing power and time than was allocated for the purpose of this study. <text:span text:style-name="T113">It is also for the same reason that the genre of the music has been limited to German folk songs. A music generation model robust enough to generate musical pieces in various genres will require a lot more time and computational power than was available for the purpose of this study.</text:span></text:p>
      <text:p text:style-name="P43">It is important to note here that the choice of German folk songs is not as a result of any special consideration, as the concept can also be applied to any other genre of music.</text:p>
      <text:h text:style-name="P10" text:outline-level="2">1.7 SIGNIFICANCE OF THE STUDY</text:h>
      <text:p text:style-name="P44">With the advances currently made in the field of artificial intelligence, it is obvious that it is only a matter of time before computers are able to match human ability in complex problem solving environments and some aspects of creativity. This advancements will be made even easier with the improvements in hardware technology, which will drastically reduce the computational cost of creating these artificial intelligence models.</text:p>
      <text:p text:style-name="P52"><text:span text:style-name="T1">This study provides a proof of concept that, if we are able to make much more efficient use of the current level of hardware technology, <text:s/>computers can be able to achieve a lot more than was deemed possible. The significance of this study is to show that we can achieve the heights of artificial intelligence </text:span><text:span text:style-name="T22">even with the current level of computer hardware technology, and can achieve a lot more when the technology begins to advance in the near-future.</text:span></text:p>
      <text:h text:style-name="P11" text:outline-level="2"><text:span text:style-name="T1">1.</text:span><text:span text:style-name="T21">8</text:span><text:span text:style-name="T1"> O</text:span><text:span text:style-name="T9">R</text:span><text:span text:style-name="T1">GANISATION OF THE STUDY</text:span></text:h>
      <text:p text:style-name="P40">The study is organized in a step by step manner in order to introduce the concepts in a fashion that each chapter will build on established concepts. This chapter serves as an introduction to the back<text:soft-page-break/>ground concepts behind the study. Here, concepts like machine learning and advances in artificial intelligence have been established. Chapter two further builds on this through literature review. That is where state-of-the-art methods and algorithms used in sound processing will be reviewed. Part of the review will be the common limitations of modern day sound processing algorithms and how the rest of the study tackles these limitations.</text:p>
      <text:p text:style-name="P42">Chapter three will contain the design and analysis of the proposed neural network. It provides a schematic blueprint of the research methods involved, the analysis of existing sound processing algorithms and models, and the analysis and design of the proposed model. <text:span text:style-name="T114">It</text:span> will <text:span text:style-name="T114">also </text:span>contain the implementation and documentation of the proposed model. It also contains an analysis of the different modules of the model and their functions, and a justification for the choice of programming language and other tools used in the implementation. <text:span text:style-name="T114">The efficiency of the model will be put to test in chapter four. The model will be evaluated using various metrics and tested to ensure that it fulfils the objectives of the study.</text:span></text:p>
      <text:p text:style-name="P42">The study will be wrapped up in the final chapter (chapter 5) with a summary of the assessment of the attempt made by the model to achieve the aforementioned objectives of the study, recommendations and possible areas of future research. </text:p>
      <text:p text:style-name="P40"/>
      <text:p text:style-name="P40"/>
      <text:p text:style-name="P40"/>
      <text:p text:style-name="P40"/>
      <text:p text:style-name="P40"/>
      <text:p text:style-name="P40"/>
      <text:p text:style-name="P40"/>
      <text:p text:style-name="P40"/>
      <text:p text:style-name="P40"/>
      <text:h text:style-name="P2" text:outline-level="1"><text:soft-page-break/>CHAPTER <text:span text:style-name="T60">TWO</text:span></text:h>
      <text:h text:style-name="P3" text:outline-level="1">LITERATURE REVIEW</text:h>
      <text:p text:style-name="P20"><text:span text:style-name="T61">1.1 </text:span>INTRODUCTION.</text:p>
      <text:p text:style-name="P15">Considering that this study is not the first to embark on the mission to generate music with neural networks, it becomes imperative to understand how other researchers have done so in the past. It is important to first understand how far the body of research in the field has come and where it is now, in order to have a sense of where it should be headed.</text:p>
      <text:p text:style-name="P15">In this chapter, the study aims to bring to light the circumstances that necessitated the invention of neural networks and how the technology has evolved over the years. Then, the attempts of others to generate music/melody using various architectures of neural networks <text:span text:style-name="T128">and the various data representations used with those architectures </text:span>will be analysed in order to get an understanding of what works, what does not, and why.</text:p>
      <text:p text:style-name="P19">1.2 INVENTION AND EVOLUTION OF NEURAL NETWORKS.</text:p>
      <text:p text:style-name="P16">As already established, neural networks emerged as a results of attempts tor replicate the information processing functions of the biological (specifically human) brain. <text:span text:style-name="T125">This was the focus of research studies in the field of neurophysiology in the early and mid - 20</text:span><text:span text:style-name="T126">th</text:span><text:span text:style-name="T125"> century. There were two major motivations behind studies that aimed to understand the biological neural system (</text:span>Bengio, Goodfellow <text:span text:style-name="T125">&amp; </text:span>Courville, 2015<text:span text:style-name="T125">). The first was the desire to reverse-engineer the process so that it can be replicated . This is what has led to the development of several brain models; in order to find which closest describes the workings of the actual biological brain and neural system. It was this motivation that led to the invention of what has come to known today as neural networks. The other reason was the desire to understand the brain processes in order to be able to formalize them. The idea was that, if human thought could be formally expressed, it can be accurately written algorithmically and hence programmable. </text:span><text:span text:style-name="T127">It also meant that it could be optimized: if you know how to present it as an algorithm, you can make the process better.</text:span></text:p>
      <text:p text:style-name="P12"><text:span text:style-name="T129">The introduction of neural networks</text:span><text:span text:style-name="T127"> </text:span><text:span text:style-name="T129">is largely attributed to Frank Rosenblatt because of</text:span><text:span text:style-name="T138"> his proposal of</text:span><text:span text:style-name="T129"> the perceptron model (Rosenblatt, 1958), which is adopted as the forerunner of the modern day neural networks. In his work, Rosenblatt was actually providing a counter-argument to discoveries made by McCulloch and Pitts </text:span><text:span text:style-name="T139">(1943)</text:span><text:span text:style-name="T129">. McCulloch and Pitts (1943) had earlier proposed that, considering the “all or nothing” nature of nervous activity, all nervous activity could be represented using propositional logic: and hence, computationally using Boolean Algebra. They opined that for every neural action, there exists a simple propositional logic statement that could form a corresponding assertion for that action. </text:span></text:p>
      <text:p text:style-name="P13">Although Rosenblatt (1958) agreed that both the inputs and output of the nervous system were binary (confirming the “all or nothing” proposition), he argued that the computations that occur within <text:soft-page-break/>the neuron are far too complex to be adequately explained with Boolean arithmetic. Instead, he believed that probability theory <text:span text:style-name="T131">served</text:span> up a much <text:span text:style-name="T130">better </text:span><text:span text:style-name="T131">explanation to neural activity than boolean algebra. At the end of his research, Rosenblatt (1958) pointed out some observations to summarize his work. One of these observations has since shaped the formation of what is today called “Neural Networks. In his first observation, Rosenblatt (1958) reported that:</text:span></text:p>
      <text:p text:style-name="P13"><text:tab/>In an environment of random stimuli, a system consisting of randomly connected <text:tab/><text:tab/>units, subject to the parametric constraints discussed above, can learn to associate specific <text:tab/>responses to specific stimuli. Even if many stimuli are associated to each response, they can <text:tab/>still be recognized with a better-than-chance probability, although they may resemble one <text:tab/>another closely and may activate many of the same sensory inputs to the system.</text:p>
      <text:p text:style-name="P14">This statement has become the defining characteristic of all the various forms and architectures of neural networks that have come into existence over the years. Rosenblatt (1958) meant that small computational units can learn to associate response (output) with specific stimuli (inputs) with a near-perfect probability, if these units are connected to other similar <text:span text:style-name="T132">units to form a system as a whole. This observation very generally describes both the human nervous system and the perceptron model that Rosenblatt (1958) was proposing. Hence the perceptron become the mother of Neural Networks. </text:span><text:span text:style-name="T133">From the perceptron, more models that resembled it began to surface in research works in the years that followed. Most notable among these is the Neocognitron, proposed by Fukushima (1980), which was inspired by the mammalian visual processing system, was able to process images and formed the foundations upon which the modern convolutional network was founded (LeCun, Bottou, Bengio, </text:span><text:span text:style-name="T135">&amp;</text:span><text:span text:style-name="T133"> Haffner, 1998). </text:span></text:p>
      <text:p text:style-name="P17">Another major breakthrough was the successful use of back-propagation to train deep neural networks (<text:span text:style-name="T115">Rumelhart, Hinton, </text:span><text:span text:style-name="T116">&amp;</text:span><text:span text:style-name="T115"> Williams,</text:span>1986), providing a new way of training neural networks. This <text:span text:style-name="T136">improvement was made all the more groundbreaking by the introduction of rectified linear unit. The rectified linear unit provided a different method of computation in each unit of a neural network.</text:span> </text:p>
      <text:p text:style-name="P18">Various neural networks architectures and forms have emerged over the years, but they are all based on the same working principle that has shaped the study of machine learning and artificial intelligence in general: the human brain and nervous system. </text:p>
      <text:p text:style-name="P21"><text:span text:style-name="T61">1.2.4 </text:span>MUSICAL REPRESENTATION</text:p>
      <text:p text:style-name="P25">It may be obvious at this point that since the primary tool of deep neural networks has been data, the <text:s/>success of generative models in music generation will be swayed largely by the way musical data is represented in these neural networks. <text:span text:style-name="T84">These representations have also been made imperative by the fact that musical data in its raw form is high-dimensional and </text:span><text:span text:style-name="T85">memory</text:span><text:span text:style-name="T84">-intensive: hence the need to convert them into forms that are less cumbersome and easier to process.</text:span></text:p>
      <text:p text:style-name="P25"><text:soft-page-break/><text:span text:style-name="T84">Various models of music and audio synthesis have adopted various representations for musical data over the years, which cannot be exhaustively covered in one research review. However, </text:span><text:span text:style-name="T63">Huzaifah </text:span><text:span text:style-name="T83">and </text:span><text:span text:style-name="T63">Wyse </text:span><text:span text:style-name="T83">(2020)</text:span><text:span text:style-name="T84"> made a very broad categorization of the data representations that have so far come to light. They divided these representations into three (3) broad categories. They are:</text:span></text:p>
      <text:p text:style-name="P22">1. <text:span text:style-name="T86">R</text:span>aw <text:span text:style-name="T86">S</text:span>ampled <text:span text:style-name="T86">A</text:span>udio <text:span text:style-name="T86">W</text:span>avefor<text:span text:style-name="T87">m: </text:span><text:span text:style-name="T89">Not surprisingly, some researchers have actually chosen to use audio samples in their raw waveform to train music synthesis models. Optimizations have been added to some of these models, while some others simply just use them the way they are, since they can afford the computational cost of processing such huge amounts of data.</text:span></text:p>
      <text:p text:style-name="P26">2. <text:span text:style-name="T62">Transformed signals: </text:span><text:span text:style-name="T89">Another approach taken by music generation experts over the years have been to manually transform these audio samples into feature vectors that are sequenced in time (much lower than the audio waveforms), frame by frame. That is to say, they sequence audio waveforms in windows of sequences (frames). Most popular among these kind of signal representation is the use of spectrograms (and other various kinds of spectra) to model audio samples.</text:span></text:p>
      <text:p text:style-name="P22"><text:span text:style-name="T86">3. </text:span>High level symbolic representation: <text:span text:style-name="T89">Music pieces can also be modelled using high level representations that not just model the properties of sound, but also the properties of music as well. Some of these representations, like </text:span><text:span text:style-name="T90">MIDI files, </text:span><text:span text:style-name="T89">piano rolls, or sheet music, can in fact be directly understood by human beings.</text:span></text:p>
      <text:p text:style-name="P23"><text:span text:style-name="T61">1.3 </text:span>EMPIRICAL REVIEW</text:p>
      <text:p text:style-name="P30"><text:span text:style-name="T64">The earliest atte</text:span><text:span text:style-name="T65">mpts to computationally generate music began as early as 1957 when Hiller </text:span><text:span text:style-name="T66">and I</text:span><text:span text:style-name="T65">saacson </text:span><text:span text:style-name="T66">(1957) attempted the use of Markov Chains to generate music. Their work at the time was a groundbreaker, and although it may not have yielded the result the</text:span><text:span text:style-name="T67">y</text:span><text:span text:style-name="T66"> had in mind, it showed other researchers what was possible. <text:s/>It is from th</text:span><text:span text:style-name="T76">is point</text:span><text:span text:style-name="T66"> that a lot of other works began to surface, most notable among which were the use of rules-based systems attempted by Moorer (1972), and even more recently an attempt at music generation using constraint programming (Anders &amp; Miranda, 2011). </text:span><text:span text:style-name="T68">Although at the time, these approaches were laudable, looking back today we can see two very large loopholes in these approaches. First, music is a much more complex form of data than these methods had the capability of handling. S</text:span><text:span text:style-name="T69">hys</text:span><text:span text:style-name="T70">h</text:span><text:span text:style-name="T69">kin (2019) stated that the one of the three greatest problems that bedevilled the computational synthesis of music was the fact that music was just too complex for a simplistic approach such as Markov chains and constraint programming. Secondly, these models were too rigid to actually model creativity and long-term coherence. </text:span><text:span text:style-name="T71">Huzaifah </text:span><text:span text:style-name="T72">and </text:span><text:span text:style-name="T71">Wyse </text:span><text:span text:style-name="T72">(2020) </text:span><text:span text:style-name="T73">argue that the greatest asset of successful models for music generation has been their flexibility in </text:span><text:span text:style-name="T74">synthesizing</text:span><text:span text:style-name="T73"> musical data. However, with the </text:span><text:span text:style-name="T75">influx of various flavours of Artificial neural networks into mainstream artificial intelligence, the solutions to this dilemma are not so far-fetched any more.</text:span></text:p>
      <text:p text:style-name="P45">One of the frontrunners of the use of neural networks in the generation of music is Wavenet (Oord, </text:p>
      <text:p text:style-name="P5"><text:soft-page-break/><text:span text:style-name="T11">Dieleman, Zen, Simonyan, Vinyals, <text:s/>Graves, Kalchbrenner, Senior &amp; Kavukcuoglu, 2016). </text:span><text:span text:style-name="T12">Following the success of using convolutional neural networks </text:span><text:span text:style-name="T13">(CNN)</text:span><text:span text:style-name="T12"> in generation of pictures using PixelCNN (Oord, Kalchbrenner, Vinyals, Lasse, Graves, &amp; Kavukcuoglu, 2016</text:span><text:span text:style-name="T11">)</text:span><text:span text:style-name="T12">, Oord et al. (2016), decided to extend this success to the generation of music using convolutional neural networks. At the time, it was unconventional to use a convolutional neural network for music generation purposes (as recurrent neural networks had become an obvious favourite), but Wavenet worked to great success.</text:span><text:span text:style-name="T1"> <text:s/>The model was trained directly using raw audio pieces. The model architecture was based on dilated casual convolutional neural networks. A casual convolutional neural network is one which does not violate the ordering in which the data is modelled (it works from past to present), while a dilated convolution is one where the filter is applied over a larger area than its length. The model combined casual filters with dilated convolutions, which ultimately allowed it to capture long range dependencies in audio signals.</text:span></text:p>
      <text:p text:style-name="P46">Following Wavenet’s success, research work into the possibility of convolutional neural networks <text:span text:style-name="T91">(CNN)</text:span> being the solution to the music synthesis problem began to surface. One of such works was the proposition of MIDINet (Yang, Chou &amp; Yang, 2017). MIDINet <text:span text:style-name="T92">was built with the architecture of a Generative Adversarial Network (GAN) where both the generator and discriminator networks were convolutional neural networks. It also had an extra neural network called the “conditioner”, which served as the model’s tool for capturing the temporal dependencies across the musical piece. Yang et al. </text:span><text:span text:style-name="T93">(2017)</text:span><text:span text:style-name="T92"> defended their logic of using convolutional neural networks by re-emphasizing that they take much less time to train than Recurrent Neural Networks. </text:span><text:span text:style-name="T94">One significant difference from Wavenet however, was the fact that <text:s/>MIDINet was trained using high level, 2-dimensional score-like MIDI representation, as opposed to raw audio waveforms used in WaveNet. </text:span><text:span text:style-name="T95">Similarly, Engel, Resnick, Roberts, Dieleman, Norouzi, Eck &amp;</text:span> Simonyan <text:span text:style-name="T95">(2017) proposed an autoencoder architecture using WaveNet-style architecture. The autoencoder was made up of a WaveNet style encoder and a WaveNet style decoder, which then removes the need for any external conditioning as was previously required in WaveNet-style architectures. </text:span><text:span text:style-name="T91">Both of these models performed exceptionally.</text:span></text:p>
      <text:p text:style-name="P47">From there on, it seemed researchers began to see the wisdom in morphing two or more neural network architectures for the music synthesis problems, so that one could make up for the deficiencies of the other. This is very evident in work done by Kim, Bittner, Kumar, <text:s/>and Bello (2019). Not only was their model a morph of Recurrent Neural Networks and a WaveNet Model (CNN), but musical data represented as MIDI files were converted into piano-roll representa<text:span text:style-name="T140">t</text:span>ions, which were used to produce Mel-Spectrogram predictions, which were eventually fed into the WaveNet vocoder to produce music. Th<text:span text:style-name="T96">e</text:span> result of this is that the model was successfully able to produce music from mu<text:soft-page-break/>sical notes because it was able to understand note sequencing <text:span text:style-name="T97">that is embedded in the Mel-Spectrograms of musical pieces</text:span>.</text:p>
      <text:p text:style-name="P53"><text:span text:style-name="T10">The somewhat “conventional” approach to the music generation problem, despite the success of other neural network architectures, has been the recurrent neural networks: Long Short-Term Memory </text:span><text:span text:style-name="T20">(LSTM)</text:span><text:span text:style-name="T10"> neural networks specifically. This is because, music generation is intuitively a sequence prediction problem. Gen</text:span><text:span text:style-name="T14">e</text:span><text:span text:style-name="T10">ratin</text:span><text:span text:style-name="T14">g</text:span><text:span text:style-name="T10"> music is all about finding relationships and patterns embedded in the way musical notes, </text:span><text:span text:style-name="T15">beats, bars</text:span><text:span text:style-name="T10"> </text:span><text:span text:style-name="T15">and</text:span><text:span text:style-name="T10"> audio waveforms follow each other in sequence. Although many RNNs that tackle the music synthesis problem exist, some have particularly stood out in performance and the intuition behind their architecture. One of such is the SampleRNN proposed by Mehri, Jain, Kumar, Sotelo, Gulrajani, Courville, Kumar </text:span><text:span text:style-name="T16">and</text:span><text:span text:style-name="T10"> Bengio </text:span><text:span text:style-name="T16">(2017). They used recurrent neural networks to model dependencies in audio data, and were able to use this dependencies to create musical pieces. As a way to optimize computation and preserve the sample quality of the output synthesized audio (so that there would not be any need for corrective measures after generation), the model was designed in such in way that different modules of the model operated at different clock rates, thereby allowing them some flexibility to allocate computational resources at different levels of abst</text:span><text:span text:style-name="T17">ra</text:span><text:span text:style-name="T16">c</text:span><text:span text:style-name="T14">t</text:span><text:span text:style-name="T17">ion</text:span><text:span text:style-name="T16"> of the model. </text:span><text:span text:style-name="T17">Hence, the model was able to train on raw audio waveforms more efficiently. </text:span><text:span text:style-name="T18">Another very important use of Recurrent Neural Networks was displayed in the proposition of the Hierarchical Recurrent Neural Network (HRNN) by Wu, Hu, Wang, Hu, and Zhu (2019). Their model was as close an attempt at human composition as possible. As the name </text:span><text:span text:style-name="T19">may </text:span><text:span text:style-name="T18">impl</text:span><text:span text:style-name="T19">y</text:span><text:span text:style-name="T18">, there were 3 </text:span><text:span text:style-name="T19">hierarchical</text:span><text:span text:style-name="T18"> layers of neural networks: the Bar layer, the Beat Layer, and the Note Layer. The top level layer (Bar layer) created the high level structure for the musical piece, synonymous to the actual musical bar. It also served as the conditioner for the Beat layer, which was in charge of setting the pattern for the beats of each bar. These upper layers then become the conditioning mechanism for the note to note synthesis of the musical piece done by the Note layer. Ultimately, this approach is the approach used by some human composers when composing music, and Wu et al. (2019) were able to model this process using three layers of Long Short-Term Memory (LSTM) Neural Networks. The model worked to great success because of its ability to model long-term structure and rhythmic patterns in musical pieces. </text:span></text:p>
      <text:p text:style-name="P47"><text:s/><text:span text:style-name="T96">Another neural network architecture </text:span><text:span text:style-name="T98">used in the synthesis of music is the Generative Adversarial Networks. For the purpose of this study, special focus is given to</text:span><text:span text:style-name="T96"> GANSynth (Engel, Agrawal, Chen, Gulrajani, Donahue &amp; </text:span>Roberts, <text:span text:style-name="T96">2019). </text:span><text:span text:style-name="T98">GANSynth takes its inspiration from the success of GANs in the generation of images, and attempts to generate log-magnitude spectrograms instead of generating audio waveforms directly. In addition to its success, Engel et al. (2019) also pointed out that the GANSynth generated samples thousands of times faster than even models with a WaveNet baseline. <text:s/>Dong, Hsiao, Yang, </text:span><text:span text:style-name="T99">and </text:span><text:span text:style-name="T98">Yang </text:span><text:span text:style-name="T99">(2018) also put forward a different kind of generative ad</text:span><text:soft-page-break/><text:span text:style-name="T99">versarial network in their proposition of MUSEGAN. Ultimately, their adversarial network was built to model a two-player minimax game, with the generator doing its best to generate sample data that is as indistinguishable from real data as possible, while the discriminator doing its best to detect if the data was real or generated. This enables both generator and discriminator to maximize their objective functions while trying to outdo each other. Dong et al. (2018) proposed three models of this architecture: the Jamming model (where several generators working separately deliver inputs to a single discriminator), Composer model (where one generator output is tested using several discriminators), and the hybrid model (whereby multiple generators, each working with the output from other generators pass their input to a single discriminator).</text:span></text:p>
      <text:p text:style-name="P48"><text:span text:style-name="T88">There also exists a parallel line of thinking to these other neural network architectures. </text:span><text:span text:style-name="T77">Huang, Cooijmans, Roberts, Courville </text:span><text:span text:style-name="T78">and</text:span><text:span text:style-name="T77"> Eck </text:span><text:span text:style-name="T78">(2017) believed that although computational synthesis models generally produced music in a sequential left-to-right (or beginning-to-end) approach, that was not necessarily how human composers composed music. They argued that music is generally composed by first writing down the main structure (or repeated motifs here and there), before rewriting some earlier decisions. In their attempt to model this process, they proposed what will come to be known as CoCoNet: the original work was called “Counterpoint by Convolution”, but the name CoCoNet was used by Huang, Hawthorne, Roberts, <text:s/>Dinculescu, Wexler, Long and Howcroft (2019) </text:span><text:span text:style-name="T79">when they used the model as the back-end to the Bach doodle (an interactive music infilling doodle. CoCoNet </text:span><text:span text:style-name="T80">used a fill-in-the-gap method to train, whereby parts of the audio are erased and it is able to reconstruct the audio piece back. With what it learns from this process, it is able to recreate new audio samples that resemble an actual audio piece. </text:span><text:span text:style-name="T81">Almost synonymous to this, was the intuition used to create DeepBach (Hadjeres, Pachet, &amp; Nielsen, 2017). <text:s/>Both CoCoNet and DeepBach used the blank-filling intuition and were both trained to generate Bach style chorales. CoCoNet however, was trained using Gibbs sampling, while the strength of DeepBach came from the pseudo-Gibbs sa</text:span><text:span text:style-name="T82">m</text:span><text:span text:style-name="T81">pling used coupled with its adapted representation for the data. </text:span></text:p>
      <text:p text:style-name="P27">Another very interesting architecture that has been used over the years is the Transformer architecture. Huang, Vaswani, Uszkoreit, <text:s/>Shazeer, Simon, Hawthorne, Dai, Hoffman, Dinculescu and Eck (2018) <text:span text:style-name="T100">proposed the use of Music Transformers to generate music. What was particularly interesting about their approach was that despite the use of Transformers, they approached </text:span><text:span text:style-name="T101">music <text:s/>generation</text:span><text:span text:style-name="T100"> like a language processing problem. They represented music as a sequence of discrete tokens, letting the vocabulary of this token set be determined by the tokens that the model was able to identify in music dataset. Also remarkable in their research is that Huang et al (2018) were able to reduce the memory requirement of the model from quadratic to linear, thereby making the training process memory-efficient. Jin, Wang, </text:span>Li, Tie, Tie, Liu, Yan, Li,Wang <text:span text:style-name="T102">and</text:span> Huang <text:span text:style-name="T102">(2021) in their own work, put forth a morph between a Transformer network and a generative adversarial</text:span> <text:span text:style-name="T102">network. They used </text:span><text:soft-page-break/><text:span text:style-name="T102">a transformer to learn the internal formation of single track music. With that, they built a reward network that is based on music theory. The job of this reward network is to provide a reliable conditioning mechanism for making adjustments for the generator part of the generative adversarial network. <text:s/></text:span></text:p>
      <text:p text:style-name="P27"><text:span text:style-name="T102">The final model architecture in consideration is the Autoencoder. </text:span><text:span text:style-name="T103">The success of Autoencoders comes from the fact that the model architecture itself is about learning dependencies embedded in a dataset and how it connects various points of the dataset to form its main structure. That is the same intuition behind the research of</text:span><text:span text:style-name="T102"> Roberts, Engel, Raffel, Hawthorne, </text:span><text:span text:style-name="T103">and</text:span><text:span text:style-name="T102"> Eck </text:span><text:span text:style-name="T103">(2018). <text:s/>They were able to train a variational autoencoder (MusicVAE) to generate music by allowing it understand the base structure and underlying harmony in music through compressing a musical piece to a sequence of data points or code, and then reconstructing the music piece back from this code. </text:span></text:p>
      <text:p text:style-name="P28">Arguably the crown jewel of computational synthesis of music, Jukebox (Dhariwal, Jun, Payne, Kim, Radford &amp; <text:s/>Sutskever, 2020) was not only able to generate music, but also generate singing as well. This is one of the most remarkable feats achieved in the field of music synthesis, <text:span text:style-name="T104">and it was done using Vector-Quantized Variational Autoencoders (VQ-VAE). The logic was that </text:span><text:span text:style-name="T105">to generate high quality audio, the factors that make the audio high-quality must be identified and extracted. So by compressing the audio, the less important information is reduced to give way to the features that create coherence and long range dependencies that exist in musical pieces. The model is hierarchical in nature. So, three separate VQ VAE models are trained with different temporal resolutions. The result is that, the model is able to capture both high and low level relationships that exist in a musical piece. The model can create audio pieces up to a few minutes long, with singing that almost sound like human voices.</text:span></text:p>
      <text:p text:style-name="P24"><text:span text:style-name="T61">1.4 </text:span>RESEARCH GAP</text:p>
      <text:p text:style-name="P6">Considering the work that has been done, it almost seems as if all questions pertaining to the use of artificial neural networks to synthesize music have been answered. There however remains two very important issues that have not been addressed: <text:span text:style-name="T106">the </text:span>computational cost and memory efficiency of music generation architectures. Most of the architectures discussed that have shown great success have either been optimized, or have been executed by high-performing computer infrastructure, which begs the question: what happens when one cannot afford high performance infrastructure? </text:p>
      <text:p text:style-name="P6">There will need to be a musical representation that makes very efficient use of memory available, while still provid<text:span text:style-name="T137">ing</text:span> all the necessary features of music. At the same time, the training of such representation should be computationally friendly enough to be run on the small scale (or even personal level) computers. Providing answers to these questions forms the bedrock and focus of this study in the chapters ahead. </text:p>
      <text:p text:style-name="P6"/>
      <text:h text:style-name="P4" text:outline-level="1"><text:soft-page-break/>REFERENCES</text:h>
      <text:p text:style-name="P29"/>
      <text:p text:style-name="P60">Anders, T. &amp; Miranda, E. R. (2011). <text:span text:style-name="T115">Constraint programming systems for modelling music theories <text:tab/>and composition.</text:span> <text:span text:style-name="T119">ACM Computing Surveys (CSUR)</text:span></text:p>
      <text:p text:style-name="P29"/>
      <text:p text:style-name="P29">Dhariwal P., Jun H., Payne C., Kim J. W., Radford A. &amp; Sutskever, I. (2020): <text:span text:style-name="T118"><text:s/></text:span><text:span text:style-name="T115">Jukebox: A <text:tab/>Generative Model for Music.</text:span></text:p>
      <text:p text:style-name="P54"/>
      <text:p text:style-name="P29">Dong, H.-W., Hsiao, W.-Y., Yang, L.-C., &amp; Yang, Y.-H<text:span text:style-name="T118">.</text:span><text:span text:style-name="T115">(2018). MuseGAN: Multi-track sequential <text:tab/>generative adversarial networks for symbolic music generation and accompaniment.</text:span> <text:span text:style-name="T119">Thirty-<text:tab/>Second AAAI Conference on Artificial Intelligence</text:span></text:p>
      <text:p text:style-name="P29"/>
      <text:p text:style-name="P29">Engel, J., Agrawal, K. K., Chen, S., Gulrajani, I., Donahue, C., &amp; Roberts, A.(2019). <text:span text:style-name="T115">GANSynth: <text:tab/>Adversarial neural audio synthesis. </text:span><text:span text:style-name="T119">International Conference on Learning Representations.</text:span></text:p>
      <text:p text:style-name="P31"/>
      <text:p text:style-name="P29"><text:span text:style-name="T122">Engel, J., Resnick C., Roberts A., Dieleman S., Norouzi M., Eck D. &amp; Simonyan K. (2017). Neural <text:tab/>Audio Synthesis of Musical Notes with WaveNet Autoencoders. </text:span><text:span text:style-name="T121">Proceedings of the 34th <text:tab/>International Conference on Machine Learning, PMLR 70.</text:span></text:p>
      <text:p text:style-name="P31">Fukushima, K. (1980). Neocognitron: A self-organizing neural network model for a mechanism of <text:tab/>pattern recognition unaffected by shift in position. <text:span text:style-name="T119">Biological Cybernetics, 36, 193–202. 14, <text:tab/>21, 24, 324</text:span></text:p>
      <text:p text:style-name="P57"/>
      <text:p text:style-name="P29">Hadjeres, G., Pachet, F., &amp; Nielsen, F. (2017). <text:span text:style-name="T115">Deepbach: a steerable model for bach chorales <text:tab/>generation.</text:span> <text:s/><text:span text:style-name="T119">International Conference on Machine Learning, pp. 1362–1371. JMLR. org</text:span></text:p>
      <text:p text:style-name="P56"/>
      <text:p text:style-name="P29">Hiller Jr, L. A. &amp; Isaacson, L. M. (1957): <text:s/><text:span text:style-name="T115">Musical composition with a high speed digital computer.</text:span> <text:tab/><text:span text:style-name="T119">Audio Engineering Society Convention, Audio Engineering Society</text:span></text:p>
      <text:p text:style-name="P57"/>
      <text:p text:style-name="P29">Huang, C. A., Cooijmans, T., Roberts, A., Courville, A. C., &amp; Eck, D. (2017). <text:span text:style-name="T115">Counterpoint by <text:tab/>convolution.</text:span> <text:s/><text:span text:style-name="T119">International Society for Music Information Retrieval Conference, pp. 211–<text:tab/>218</text:span></text:p>
      <text:p text:style-name="P31"/>
      <text:p text:style-name="P29"><text:span text:style-name="T122">Huang, C. A., Hawthorne, C., Roberts, A., Dinculescu, M., Wexler, J., Hong, L. &amp; Howcroft, J.<text:tab/>(2019). The Bach Doodle: Approachable music composition with machine learning at scale. <text:tab/></text:span><text:span text:style-name="T121">20th International Society for Music Information Retrieval Conference</text:span></text:p>
      <text:p text:style-name="P55"><text:soft-page-break/></text:p>
      <text:p text:style-name="P29"><text:span text:style-name="T117">Huang, C. A., Vaswani, A., Uszkoreit, J., Shazeer, N., Simon, I., Hawthorne C., Dai A. M., <text:tab/>Hoffman, M. D., Dinculescu, M. &amp; Eck, D. (2018). Music Transformer: Generating music <text:tab/>with long-term structure. </text:span><text:span text:style-name="T121">arXiv 1809.04281v3 [cs.LG]</text:span></text:p>
      <text:p text:style-name="P55"/>
      <text:p text:style-name="P57"/>
      <text:p text:style-name="P29"><text:span text:style-name="T122">Huzaifah, M. <text:s/>&amp; Wyse, L. (2020). Deep generative models for musical audio synthesis. </text:span><text:span text:style-name="T121">Handbook <text:tab/>of Artificial Intelligence for Music: Foundations, Advanced Approaches, and Developments <text:tab/>for Creativity.</text:span></text:p>
      <text:p text:style-name="P57"/>
      <text:p text:style-name="P29"><text:span text:style-name="T117">Jin, C., Wang T., <text:s/>Li, X., Tie C. J. J., Tie Y., Liu, S., Yan, M., Li Y., Wang J. &amp; Huang, S. (2021). A <text:tab/>transformer generative adversarial network for multi‐track music generation. </text:span><text:span text:style-name="T121">CAAI <text:tab/>Transactions on Intelligence Technology.</text:span></text:p>
      <text:p text:style-name="P57"/>
      <text:p text:style-name="P29"><text:span text:style-name="T122">Johnson, J. (March, 2022). </text:span><text:span text:style-name="T117">What’s a Deep Neural Network? : Deep Nets Explained.</text:span><text:span text:style-name="T121"> Retrieved from <text:tab/></text:span><text:a xlink:type="simple" xlink:href="http://www.bmc.com/" text:style-name="Standard" text:visited-style-name="Standard"><text:span text:style-name="T123">www.bmc.com</text:span></text:a><text:span text:style-name="T121">.</text:span></text:p>
      <text:p text:style-name="P31"/>
      <text:p text:style-name="P29">Kim, J. W., Bittner, R., Kumar, A., &amp; Bello, J. P. (2019). <text:span text:style-name="T115">Neural music synthesis for flexible timbre <text:tab/>control.</text:span> <text:span text:style-name="T119">IEEE International Conference on Acoustics, Speech and Signal Processing, pp. <text:tab/>176–180</text:span>.</text:p>
      <text:p text:style-name="P29"/>
      <text:p text:style-name="P29">LeCun, Y., Bottou, L., Bengio, Y., and Haffner, P. (1998). Gradient-based learning applied to do<text:span text:style-name="T134">cu-<text:tab/></text:span>ment recognition.<text:span text:style-name="T119"> Proceedings of the IEEE , 86(11), 2278–2324. 14, 24, 401</text:span></text:p>
      <text:p text:style-name="P58"/>
      <text:p text:style-name="P29">Mehri, S., Jain, S., Kumar, K., Sotelo, J., Gulrajani, I., Courville A., Kumar R. &amp; Bengio Y. (2017). <text:tab/>SAMPLE RNN: an unconditional end-to-end neural audio generation model. <text:span text:style-name="T119">ICLR <text:tab/>Conference</text:span></text:p>
      <text:p text:style-name="P29"/>
      <text:p text:style-name="P29">Moorer, J. A. (1972). <text:s/><text:span text:style-name="T115">Music and computer composition</text:span><text:span text:style-name="T118">. </text:span><text:span text:style-name="T119">Communications of the ACM, 15(2):104–<text:tab/>113.</text:span></text:p>
      <text:p text:style-name="P29"/>
      <text:p text:style-name="P29">Oord, A. V. D., Dieleman, S., Zen, H., Simonyan, K., Vinyals, O., Graves, A., Kalchbrenner, N., <text:tab/>Senior, A., &amp; Kavukcuoglu, K.(2016). <text:span text:style-name="T115">WaveNet: A generative model for raw audio.</text:span> <text:span text:style-name="T119">arXiv <text:tab/>preprint arXiv:1609.03499.</text:span></text:p>
      <text:p text:style-name="P29"/>
      <text:p text:style-name="P29"><text:soft-page-break/><text:span text:style-name="T117">Oord, A. V. D., Kalchbrenner, N., Vinyals, O., Espeholt, L., Graves, A., &amp; Kavukcuoglu, K.</text:span><text:span text:style-name="T120"> </text:span><text:span text:style-name="T117">(2016).</text:span><text:span text:style-name="T120"> <text:tab/></text:span><text:span text:style-name="T117">Conditional image generation with PixelCNN decoders</text:span><text:span text:style-name="T120">. </text:span><text:span text:style-name="T121">CoRR, abs/1606.05328, 2016b. <text:tab/></text:span><text:a xlink:type="simple" xlink:href="http://arxiv.org/abs/1606.05328" text:style-name="Standard" text:visited-style-name="Standard"><text:span text:style-name="T124">http://arxiv.org/abs/1606.05328</text:span></text:a><text:span text:style-name="T121">.</text:span></text:p>
      <text:p text:style-name="P56"/>
      <text:p text:style-name="P29">Roberts, A., Engel, J., Raffel, C., Hawthorne, C., &amp; Eck, D (2018). <text:span text:style-name="T115">A hierarchical latent vector <text:tab/>model for learning long term structure in music. </text:span><text:span text:style-name="T119">International Conference on Machine <text:tab/>Learning, pp. 4364–4373.</text:span></text:p>
      <text:p text:style-name="P58"/>
      <text:p text:style-name="P54">Rumelhart, D., Hinton, G., and Williams, R. (1986a). Learning representations by backpropagating <text:tab/>errors.<text:span text:style-name="T119"> Nature, 323, 533–536. 12, 16, 22, 200, 405, 429</text:span></text:p>
      <text:p text:style-name="P29"><text:span text:style-name="T115">Sejnowski T. J. (2019) The unreasonable effectiveness of deep learning in artificial intelligence.</text:span><text:span text:style-name="T119"> <text:tab/>Retrieved from </text:span><text:a xlink:type="simple" xlink:href="https://www.pnas.org/" text:style-name="Standard" text:visited-style-name="Standard"><text:span text:style-name="T124">https://www.pnas.org</text:span></text:a><text:span text:style-name="T119"> </text:span><text:span text:style-name="T115">(December 2022)</text:span></text:p>
      <text:p text:style-name="P58"/>
      <text:p text:style-name="P29"><text:span text:style-name="T122">Shyshkin, O. (2019). Music Generation Powered by Artificial Intelligence. </text:span><text:span text:style-name="T121">Thesis submitted to <text:tab/>Department of Computer Sciences, Faculty of Applied Sciences, Ukrainian Catholic <text:tab/>University</text:span></text:p>
      <text:p text:style-name="P57"/>
      <text:p text:style-name="P29">Wu, J., Hu, C., Wang, Y., Hu, X., &amp; Zhu, J<text:span text:style-name="T118">. </text:span><text:span text:style-name="T115">(2019).</text:span><text:span text:style-name="T118"> </text:span><text:span text:style-name="T115">A hierarchical recurrent neural network for <text:tab/>symbolic melody generation.</text:span> <text:span text:style-name="T119">IEEE Transactions on Cybernetics.</text:span></text:p>
      <text:p text:style-name="P56"/>
      <text:p text:style-name="P29">Yang, L., Chou, S., &amp; Yang, Y. (2017). <text:span text:style-name="T115">Midinet: A convolutional generative adversarial network for <text:tab/>symbolic-domain music generation.</text:span> <text:span text:style-name="T119">International Society for Music Information Retrieval <text:tab/>Conference, pp. 324–331, 2017.</text:span></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text-align="center" style:justify-single-word="false" fo:keep-together="always" fo:keep-with-next="always"/>
      <style:text-properties fo:color="#000000" fo:font-weight="bold" style:font-name-asian="宋体" style:font-family-asian="宋体" style:font-family-generic-asian="system" style:font-pitch-asian="variable" style:font-weight-asian="bold" style:font-name-complex="宋体" style:font-family-complex="宋体"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000000" fo:font-weight="bold" style:font-name-asian="宋体" style:font-family-asian="宋体" style:font-family-generic-asian="system" style:font-pitch-asian="variable" style:font-weight-asian="bold" style:font-name-complex="宋体" style:font-family-complex="宋体"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141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T5H28M45S</meta:editing-duration>
    <meta:editing-cycles>122</meta:editing-cycles>
    <meta:generator>LibreOffice/6.4.7.2$Linux_X86_64 LibreOffice_project/40$Build-2</meta:generator>
    <dc:date>2023-06-05T09:32:11.674324043</dc:date>
    <meta:document-statistic meta:table-count="0" meta:image-count="0" meta:object-count="0" meta:page-count="17" meta:paragraph-count="96" meta:word-count="6462" meta:character-count="41177" meta:non-whitespace-character-count="34731"/>
  </office:meta>
</office:document-meta>
</file>